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0.980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0"/>
    <style:style style:name="ce3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20">
      <number:day/>
      <number:text>-</number:text>
      <number:month number:textual="true"/>
    </number:date-style>
    <number:time-style style:name="N121">
      <number:hours/>
      <number:text>:</number:text>
      <number:minutes number:style="long"/>
    </number:time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8:47:18.967973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9-16T00:00:00Z</meta:creation-date>
    <dc:date>2016-09-20T18:47:52.463150591</dc:date>
    <meta:editing-cycles>12</meta:editing-cycles>
    <meta:editing-duration>PT28S</meta:editing-duration>
    <meta:document-statistic meta:table-count="1" meta:cell-count="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